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4.968cm" table:align="left"/>
    </style:style>
    <style:style style:name="Tableau1.A" style:family="table-column">
      <style:table-column-properties style:column-width="4.24cm"/>
    </style:style>
    <style:style style:name="Tableau1.B" style:family="table-column">
      <style:table-column-properties style:column-width="10.728cm"/>
    </style:style>
    <style:style style:name="Tableau1.B1" style:family="table-cell">
      <style:table-cell-properties style:vertical-align="middl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text-properties style:font-name="Courier New"/>
    </style:style>
    <style:style style:name="P5" style:family="paragraph" style:parent-style-name="Preformatted_20_Text">
      <style:text-properties style:font-name="Courier New" fo:font-size="9pt"/>
    </style:style>
    <style:style style:name="P6" style:family="paragraph" style:parent-style-name="Preformatted_20_Text">
      <style:text-properties style:font-name="Times New Roman"/>
    </style:style>
    <style:style style:name="P7" style:family="paragraph" style:parent-style-name="Preformatted_20_Text">
      <style:paragraph-properties fo:margin-left="1.251cm" fo:margin-right="0cm" fo:text-indent="0cm" style:auto-text-indent="false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Courier New" fo:font-size="9pt"/>
    </style:style>
    <style:style style:name="P9" style:family="paragraph" style:parent-style-name="Preformatted_20_Text">
      <style:paragraph-properties fo:margin-left="1.251cm" fo:margin-right="0cm" fo:margin-top="0cm" fo:margin-bottom="0.499cm" fo:text-indent="0cm" style:auto-text-indent="false"/>
    </style:style>
    <style:style style:name="P10" style:family="paragraph" style:parent-style-name="Preformatted_20_Text">
      <style:paragraph-properties fo:margin-left="1.251cm" fo:margin-right="0cm" fo:margin-top="0cm" fo:margin-bottom="0.499cm" fo:text-indent="0cm" style:auto-text-indent="false"/>
      <style:text-properties style:font-name="Courier New" fo:font-size="9pt"/>
    </style:style>
    <style:style style:name="P11" style:family="paragraph" style:parent-style-name="Text_20_body">
      <style:paragraph-properties fo:margin-left="1.251cm" fo:margin-right="0cm" fo:text-indent="0cm" style:auto-text-indent="false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Text_20_body">
      <style:text-properties style:font-name="Times New Roman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style:font-name="Courier New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Text_20_body" style:list-style-name="L2"/>
    <style:style style:name="P19" style:family="paragraph" style:parent-style-name="Text_20_body">
      <style:text-properties style:font-name="Times New Roman"/>
    </style:style>
    <style:style style:name="P20" style:family="paragraph" style:parent-style-name="Text_20_body" style:list-style-name="L1">
      <style:paragraph-properties fo:margin-left="-1.251cm" fo:margin-right="0cm" fo:margin-top="0cm" fo:margin-bottom="0cm" fo:text-indent="0cm" style:auto-text-indent="false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style:font-name="Times New Roman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Preformatted_20_Text">
      <style:paragraph-properties fo:margin-top="0cm" fo:margin-bottom="0cm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fo:font-style="normal" style:font-style-asian="normal" style:font-style-complex="normal"/>
    </style:style>
    <style:style style:name="T7" style:family="text">
      <style:text-properties style:font-name="Courier New"/>
    </style:style>
    <style:style style:name="T8" style:family="text">
      <style:text-properties style:font-name="Courier New" fo:font-size="9pt"/>
    </style:style>
    <style:style style:name="T9" style:family="text">
      <style:text-properties style:font-name="Courier New" fo:font-size="12pt" style:font-size-asian="12pt" style:font-size-complex="12pt"/>
    </style:style>
    <style:style style:name="T10" style:family="text">
      <style:text-properties style:font-name="Courier New" fo:font-style="normal" style:font-style-asian="normal" style:font-style-complex="normal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9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Document number:</text:p>
          </table:table-cell>
          <table:table-cell table:style-name="Tableau1.B1" office:value-type="string">
            <text:p text:style-name="Table_20_Contents">DXXXX</text:p>
          </table:table-cell>
        </table:table-row>
        <table:table-row>
          <table:table-cell office:value-type="string">
            <text:p text:style-name="P1">Date:</text:p>
          </table:table-cell>
          <table:table-cell table:style-name="Tableau1.B1" office:value-type="string">
            <text:p text:style-name="Table_20_Contents">2015–10-20</text:p>
          </table:table-cell>
        </table:table-row>
        <table:table-row>
          <table:table-cell office:value-type="string">
            <text:p text:style-name="P1">Project:</text:p>
          </table:table-cell>
          <table:table-cell table:style-name="Tableau1.B1" office:value-type="string">
            <text:p text:style-name="Table_20_Contents">Programming Language C++, Library Evolution Working Group</text:p>
          </table:table-cell>
        </table:table-row>
        <table:table-row>
          <table:table-cell office:value-type="string">
            <text:p text:style-name="P1">Reply-to:</text:p>
          </table:table-cell>
          <table:table-cell table:style-name="Tableau1.B1" office:value-type="string">
            <text:p text:style-name="Table_20_Contents">Vicente J. Botet Escriba &lt;<text:a xlink:type="simple" xlink:href="mailto:vicente.botet@wanadoo.fr">vicente.botet@wanadoo.fr</text:a>&gt;</text:p>
          </table:table-cell>
        </table:table-row>
      </table:table>
      <text:p text:style-name="Heading"><text:span text:style-name="Source_20_Text"/></text:p>
      <text:h text:style-name="Heading_20_1" text:outline-level="1"><text:span text:style-name="Source_20_Text"><text:span text:style-name="T2">Emplacing</text:span></text:span><text:span text:style-name="Source_20_Text"><text:span text:style-name="T11"> promise&lt;T&gt;</text:span></text:span><text:span text:style-name="Source_20_Text"><text:span text:style-name="T2">, </text:span></text:span><text:span text:style-name="Source_20_Text"><text:span text:style-name="T11">future&lt;T&gt;</text:span></text:span><text:span text:style-name="Source_20_Text"><text:span text:style-name="T2"> and </text:span></text:span><text:span text:style-name="Source_20_Text"><text:span text:style-name="T11">exception_ptr</text:span></text:span></text:h>
      <text:p text:style-name="Heading"><text:s/></text:p>
      <text:p text:style-name="Text_20_body"/>
      <text:p text:style-name="Text_20_body">This paper proposes the addition of emplace factories for <text:span text:style-name="Source_20_Text">future&lt;T&gt;</text:span> as we have proposed for <text:s/><text:span text:style-name="Source_20_Text">any</text:span> and <text:span text:style-name="Source_20_Text">optional</text:span> in [P0032R0].</text:p>
      <text:p text:style-name="Text_20_body"/>
      <text:table-of-content text:style-name="Sect1" text:protected="true" text:name="Table des matière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15">Emplacing promise&lt;T&gt;, future&lt;T&gt; and exception_ptr<text:tab/>1</text:p>
          <text:p text:style-name="P15">Introduction<text:tab/>2</text:p>
          <text:p text:style-name="P15">Motivation and Scope<text:tab/>2</text:p>
          <text:p text:style-name="P15">Proposal<text:tab/>2</text:p>
          <text:p text:style-name="P15">Tutorial<text:tab/>2</text:p>
          <text:p text:style-name="P17">Emplace factory for futures<text:tab/>2</text:p>
          <text:p text:style-name="P17">Emplace assignment for promises<text:tab/>2</text:p>
          <text:p text:style-name="P15">Design rationale<text:tab/>2</text:p>
          <text:p text:style-name="P17">Why should we provide some kind of emplacement?<text:tab/>2</text:p>
          <text:p text:style-name="P17">Why emplace factories instead of emplace constructors?<text:tab/>3</text:p>
          <text:p text:style-name="P17">Promise emplace assignments<text:tab/>3</text:p>
          <text:p text:style-name="P17">Is there something missing in the language? <text:tab/>3</text:p>
          <text:p text:style-name="P15">Open points<text:tab/>4</text:p>
          <text:p text:style-name="P17">emplace_ versus make_ factories<text:tab/>4</text:p>
          <text:p text:style-name="P17">promise::emplace versus promise::set_value<text:tab/>4</text:p>
          <text:p text:style-name="P17">promise::emplace_exception&lt;E&gt; versus promise&lt;T&gt;::set_exception&lt;E&gt;<text:tab/>4</text:p>
          <text:p text:style-name="P15">Technical Specification<text:tab/>5</text:p>
          <text:p text:style-name="P17">Header &lt;experimental/type_traits&gt; synopsis<text:tab/>5</text:p>
          <text:p text:style-name="P17">Header &lt;experimental/exception&gt; synopsis<text:tab/>5</text:p>
          <text:p text:style-name="P17">Header &lt;experimental/future&gt; synopsis<text:tab/>5</text:p>
          <text:p text:style-name="P17">Class template promise<text:tab/>5</text:p>
          <text:p text:style-name="P17">Function template make_ready_future <text:s/><text:tab/>6</text:p>
          <text:p text:style-name="P17">Function template make_exceptional_future <text:s/><text:tab/>6</text:p>
          <text:p text:style-name="P15">Implementation<text:tab/>7</text:p>
          <text:p text:style-name="P15">Acknowledgements<text:tab/>7</text:p>
          <text:p text:style-name="P15">References<text:tab/>7</text:p>
        </text:index-body>
      </text:table-of-content>
      <text:p text:style-name="Text_20_body"/>
      <text:h text:style-name="Heading_20_1" text:outline-level="1"><text:bookmark text:name="user-content-introduction"/><text:soft-page-break/>Introduction</text:h>
      <text:list xml:id="list1037935635" text:style-name="L1">
        <text:list-header>
          <text:p text:style-name="P20">This paper proposes the addition of emplace factories for <text:span text:style-name="Source_20_Text">future&lt;T&gt;</text:span> as we have proposed for <text:s/><text:span text:style-name="Source_20_Text">any</text:span> and <text:span text:style-name="Source_20_Text">optional</text:span> in [P0032R0].</text:p>
        </text:list-header>
      </text:list>
      <text:h text:style-name="Heading_20_1" text:outline-level="1"><text:bookmark text:name="user-content-motivation-and-scope"/>Motivation and Scope</text:h>
      <text:p text:style-name="Text_20_body">While we have added the <text:span text:style-name="Source_20_Text">future&lt;T&gt;</text:span> factories <text:span text:style-name="Source_20_Text">make_ready_future</text:span> and <text:span text:style-name="Source_20_Text">make_exceptional_future</text:span> into [N4256], we don't have emplace factories as we have for <text:span text:style-name="Source_20_Text">shared_ptr</text:span> and <text:span text:style-name="Source_20_Text">unique_ptr</text:span> and we could have for <text:span text:style-name="Source_20_Text">any</text:span> and <text:span text:style-name="Source_20_Text">optional</text:span> if [P0032R0] is adopted. The same rationale that motivated the emplace factories <text:span text:style-name="T7">make_shared</text:span> and <text:span text:style-name="T7">make_unique</text:span><text:span text:style-name="T1"> applies to </text:span><text:span text:style-name="T7">future&lt;T&gt;</text:span><text:span text:style-name="T1">, that is performances.</text:span><text:span text:style-name="T7"> </text:span></text:p>
      <text:p text:style-name="Text_20_body">The C++ standard should be coherent for features that behave the same way on different types and complete and don't miss features that could make the user code more efficient. </text:p>
      <text:h text:style-name="Heading_20_1" text:outline-level="1"><text:bookmark text:name="user-content-proposal"/>Proposal</text:h>
      <text:p text:style-name="Text_20_body">We propose to: </text:p>
      <text:list xml:id="list1761960385" text:style-name="L2">
        <text:list-item>
          <text:p text:style-name="P18">Add <text:span text:style-name="Source_20_Text">exception_ptr</text:span> emplace factory <text:span text:style-name="Source_20_Text">make_exception_ptr&lt;E&gt;(Args...)</text:span> that emplaces any exception on an <text:span text:style-name="Source_20_Text">exception_ptr</text:span> instead of moving it.</text:p>
        </text:list-item>
        <text:list-item>
          <text:p text:style-name="P18">Add <text:span text:style-name="Source_20_Text">future&lt;T&gt;</text:span> emplace factory <text:span text:style-name="Source_20_Text">make_ready_future&lt;T&gt;(Args...)</text:span>.</text:p>
        </text:list-item>
        <text:list-item>
          <text:p text:style-name="P18">Add <text:span text:style-name="Source_20_Text">future&lt;T&gt;</text:span> emplace factory <text:span text:style-name="Source_20_Text">make_exceptional_future&lt;T,E&gt;(Args...)</text:span>.</text:p>
        </text:list-item>
        <text:list-item>
          <text:p text:style-name="P18">Add <text:span text:style-name="Source_20_Text">promise&lt;T&gt;::set_value(Args...)</text:span> member function that emplaces the value instead of setting it.</text:p>
        </text:list-item>
        <text:list-item>
          <text:p text:style-name="P18">Add <text:span text:style-name="Source_20_Text">promise&lt;T&gt;::set_exception&lt;E&gt;(Args...)</text:span> member function that emplaces the exception <text:span text:style-name="Source_20_Text">E</text:span> instead of setting it.</text:p>
        </text:list-item>
      </text:list>
      <text:h text:style-name="Heading_20_1" text:outline-level="1">Tutorial</text:h>
      <text:h text:style-name="Heading_20_2" text:outline-level="2">Emplace factory for futures</text:h>
      <text:h text:style-name="Heading_20_2" text:outline-level="2">Emplace assignment for promises</text:h>
      <text:h text:style-name="Heading_20_1" text:outline-level="1"><text:bookmark text:name="user-content-design-rationale"/>Design rationale</text:h>
      <text:h text:style-name="Heading_20_2" text:outline-level="2">Why should we provide some kind of emplacement?</text:h>
      <text:p text:style-name="Text_20_body">Wrapping and type-erasure classes should all provide some kind of emplacement as it is more efficient to emplace than to construct the wrapped/type-erased type and then copy or assign it.</text:p>
      <text:p text:style-name="Text_20_body"><text:soft-page-break/>The current standard and the TS <text:s/>provide already a lot of such emplace operations, either in place <text:s/>constructors, emplace factories, emplace assignments.</text:p>
      <text:h text:style-name="Heading_20_2" text:outline-level="2">Why emplace factories instead of emplace constructors?</text:h>
      <text:p text:style-name="Text_20_body"><text:span text:style-name="T7">std::experimental::optional</text:span> provides in place constructors and it could provide emplace factory if [P0032R0] is accepted. </text:p>
      <text:p text:style-name="Text_20_body">Should we provide a future in place constructor?</text:p>
      <text:h text:style-name="Heading_20_2" text:outline-level="2">Promise emplace assignments</text:h>
      <text:p text:style-name="Text_20_body"><text:span text:style-name="T7">std::experimental::optional</text:span> provides emplace assignments vie ::emplace(). constructors and it could provide emplace factory if [P0032R0] is accepted.</text:p>
      <text:h text:style-name="Heading_20_2" text:outline-level="2">Is there something missing in the language? </text:h>
      <text:p text:style-name="Text_20_body">It is cumbersome and artificial to create all these “make_ functions”. Why the C++ language don't help us here?</text:p>
      <text:p text:style-name="Text_20_body">P0091R0 proposes extending template parameter deduction for functions to constructors of template classes. This is a 1<text:span text:style-name="T14">st</text:span> step that avoid writing such factories when the template are deduced from the parameters. </text:p>
      <text:p text:style-name="P7">return shared_ptr(a);</text:p>
      <text:p text:style-name="P7"/>
      <text:p text:style-name="Text_20_body">However, this is not the case for the emplace factories. We need to state explicitly the type to be wrapped. </text:p>
      <text:p text:style-name="P7">return make_shared&lt;T&gt;(a1, a2);</text:p>
      <text:p text:style-name="P7"/>
      <text:p text:style-name="P7"/>
      <text:p text:style-name="P3">The following doesn't do anymore emplacement and in addition <text:span text:style-name="T7">T</text:span> is duplicated</text:p>
      <text:p text:style-name="P3"/>
      <text:p text:style-name="P7">return shared_ptr&lt;T&gt;(T(a1, a2));</text:p>
      <text:p text:style-name="P7"/>
      <text:p text:style-name="P3">Using <text:span text:style-name="T7">in_place</text:span> constructors if we had them for <text:span text:style-name="T7">shared_ptr, results in </text:span></text:p>
      <text:p text:style-name="P3"/>
      <text:p text:style-name="P7">return shared_ptr&lt;T&gt;(in_place, a1, a2);</text:p>
      <text:p text:style-name="P7"/>
      <text:p text:style-name="P2">P0091R0 combined with in_place as proposed in P0032R0 allows us to have a in place factory</text:p>
      <text:p text:style-name="P7"/>
      <text:p text:style-name="P7">return shared_ptr(in_place&lt;T&gt;, a1, a2);</text:p>
      <text:p text:style-name="P7"/>
      <text:p text:style-name="Text_20_body">This is yet more verbose than the original make_ emplace factory and doesn't avoid the definition of some kind of in place factory throgh an specific constructor</text:p>
      <text:p text:style-name="P7">return make_shared&lt;T&gt;(a1, a2);</text:p>
      <text:p text:style-name="P7"/>
      <text:p text:style-name="Text_20_body">I'm not sure if P0091R0 has another limitation, as I don't know if the following is the correct P0091R0 idiom when we are writing generic code</text:p>
      <text:p text:style-name="Text_20_body"/>
      <text:p text:style-name="P7"><text:soft-page-break/>template &lt;template &lt;class&gt; class TC, class T&gt;</text:p>
      <text:p text:style-name="P7">TC&lt;T&gt; f() {</text:p>
      <text:p text:style-name="P7"><text:s text:c="2"/>T a;</text:p>
      <text:p text:style-name="P7"><text:s text:c="2"/>...</text:p>
      <text:p text:style-name="P7"><text:s text:c="2"/>return TC(a); // would this be correct?</text:p>
      <text:p text:style-name="P9">}</text:p>
      <text:p text:style-name="P7"/>
      <text:h text:style-name="Heading_20_1" text:outline-level="1">Open points</text:h>
      <text:p text:style-name="Text_20_body">The authors would like to have an answer to the following points if there is at all an interest in this proposal:</text:p>
      <text:h text:style-name="Heading_20_2" text:outline-level="2"><text:span text:style-name="T7">emplace_</text:span> versus <text:span text:style-name="T7">make_</text:span> factories</text:h>
      <text:p text:style-name="Text_20_body"><text:span text:style-name="T7">shared_ptr</text:span> and <text:span text:style-name="T7">unique_ptr</text:span> factories <text:span text:style-name="T7">make_shared</text:span> and <text:span text:style-name="T7">make_unique</text:span> emplace already the underlying type and are prefixed by <text:span text:style-name="T7">make_</text:span>. <text:s text:c="2"/>For coherency purposes the function emplacing future should use also <text:span text:style-name="T7">make_</text:span><text:span text:style-name="T1"> prefix.</text:span></text:p>
      <text:h text:style-name="Heading_20_2" text:outline-level="2"><text:span text:style-name="Source_20_Text">promise::emplace</text:span><text:span text:style-name="Source_20_Text"><text:span text:style-name="T1"> versus </text:span></text:span><text:span text:style-name="Source_20_Text">promise::set_value</text:span></text:h>
      <text:p text:style-name="Text_20_body"><text:span text:style-name="Source_20_Text"><text:span text:style-name="T7">promise&lt;R&gt;</text:span></text:span><text:span text:style-name="Source_20_Text"><text:span text:style-name="T1"> has a </text:span></text:span><text:span text:style-name="Source_20_Text"><text:span text:style-name="T7">set_value</text:span></text:span><text:span text:style-name="Source_20_Text"><text:span text:style-name="T1"> member function that accepts a </text:span></text:span></text:p>
      <text:p text:style-name="P7"><text:span text:style-name="Source_20_Text"><text:span text:style-name="T8">void promise::set_value(const R&amp; r);</text:span></text:span></text:p>
      <text:p text:style-name="P8">void promise::set_value(R&amp;&amp; r);</text:p>
      <text:p text:style-name="P8">void promise&lt;R&amp;&gt;::set_value(R&amp; r);</text:p>
      <text:p text:style-name="P10">void promise&lt;void&gt;::set_value();</text:p>
      <text:p text:style-name="Text_20_body">There is no reason for constructing an additional <text:span text:style-name="T7">R</text:span> to set the value, we can emplace it.</text:p>
      <text:p text:style-name="P7"><text:span text:style-name="Source_20_Text"><text:span text:style-name="T12">template &lt;typename ...Args&gt;</text:span></text:span></text:p>
      <text:p text:style-name="P7"><text:span text:style-name="T8">void promise::set_value(</text:span><text:span text:style-name="Source_20_Text"><text:span text:style-name="T8">Args</text:span></text:span><text:span text:style-name="T8">&amp;&amp; as);</text:span></text:p>
      <text:p text:style-name="P5"><text:span text:style-name="Source_20_Text"><text:span text:style-name="T8"/></text:span></text:p>
      <text:p text:style-name="Text_20_body"><text:span text:style-name="Source_20_Text"><text:span text:style-name="T1">However </text:span></text:span><text:span text:style-name="Source_20_Text"><text:span text:style-name="T7">optional</text:span></text:span><text:span text:style-name="Source_20_Text"><text:span text:style-name="T1"> names this member function </text:span></text:span><text:span text:style-name="Source_20_Text"><text:span text:style-name="T7">emplace.</text:span></text:span><text:span text:style-name="Source_20_Text"><text:span text:style-name="T1"> Should we add a new member </text:span></text:span><text:span text:style-name="Source_20_Text"><text:span text:style-name="T7">emplace</text:span></text:span><text:span text:style-name="Source_20_Text"><text:span text:style-name="T1"> function or overload </text:span></text:span><text:span text:style-name="Source_20_Text"><text:span text:style-name="T7">set_value</text:span></text:span><text:span text:style-name="Source_20_Text"><text:span text:style-name="T1">?</text:span></text:span></text:p>
      <text:h text:style-name="Heading_20_2" text:outline-level="2"><text:span text:style-name="Source_20_Text">promise::emplace_exception&lt;E&gt; versus promise&lt;T&gt;::set_exception&lt;E&gt;</text:span></text:h>
      <text:p text:style-name="Text_20_body"><text:span text:style-name="Source_20_Text"><text:span text:style-name="T1">The same applies to </text:span></text:span><text:span text:style-name="Source_20_Text"><text:span text:style-name="T7">promise&lt;R&gt;::set_exception</text:span></text:span><text:span text:style-name="Source_20_Text"><text:span text:style-name="T1"> member function that could accept </text:span></text:span></text:p>
      <text:p text:style-name="P7"><text:span text:style-name="Source_20_Text"><text:span text:style-name="T12">template &lt; typename E, typename ...Args&gt;</text:span></text:span></text:p>
      <text:p text:style-name="P7"><text:span text:style-name="T8">void promise&lt;R&gt;::set_exception(</text:span><text:span text:style-name="Source_20_Text"><text:span text:style-name="T8">Args</text:span></text:span><text:span text:style-name="T8">&amp;&amp; as);</text:span></text:p>
      <text:p text:style-name="P5"/>
      <text:p text:style-name="Preformatted_20_Text"><text:span text:style-name="T3">Alternatively we could name this function </text:span><text:span text:style-name="T9">emplace_exception</text:span><text:span text:style-name="T3">.</text:span></text:p>
      <text:h text:style-name="P16" text:outline-level="1"><text:soft-page-break/></text:h>
      <text:h text:style-name="Heading_20_1" text:outline-level="1">Technical Specification</text:h>
      <text:p text:style-name="Text_20_body">The wording is relative to [N4538].</text:p>
      <text:h text:style-name="Heading_20_2" text:outline-level="2">Header &lt;experimental/type_traits&gt; synopsis</text:h>
      <text:p text:style-name="P14">Add the following declarations in [] </text:p>
      <text:p text:style-name="Preformatted_20_Text">template &lt;class T&gt;</text:p>
      <text:p text:style-name="Preformatted_20_Text">struct decay_unwrap;</text:p>
      <text:p text:style-name="Preformatted_20_Text"/>
      <text:p text:style-name="Preformatted_20_Text">template &lt;class T&gt;</text:p>
      <text:p text:style-name="Preformatted_20_Text">using decay_unwrap_t = typename decay_unwrap&lt;T&gt;::type;</text:p>
      <text:h text:style-name="Heading_20_2" text:outline-level="2">Header &lt;experimental/exception&gt; synopsis</text:h>
      <text:p text:style-name="P14">Replace the make_ready_future declaration in [support.exception] by </text:p>
      <text:p text:style-name="Preformatted_20_Text">template &lt;class E&gt;</text:p>
      <text:p text:style-name="Preformatted_20_Text">exception_ptr make_exception_ptr(E e) noexcept;</text:p>
      <text:p text:style-name="Preformatted_20_Text">template &lt;class E, class ...Args&gt;</text:p>
      <text:p text:style-name="Preformatted_20_Text">exception_ptr make_exception_ptr(Args&amp;&amp; ...args) noexcept;</text:p>
      <text:h text:style-name="Heading_20_2" text:outline-level="2">Header &lt;experimental/future&gt; synopsis</text:h>
      <text:p text:style-name="Text_20_body"/>
      <text:p text:style-name="P14">Replace the make_ready_future declaration in [header.future.synop] by </text:p>
      <text:p text:style-name="Preformatted_20_Text">template &lt;int=0, int ..., class T&gt;</text:p>
      <text:p text:style-name="Preformatted_20_Text">future&lt;decay_unwrap_t&lt;T&gt;&gt; make_ready_future(T&amp;&amp; x) noexcept;</text:p>
      <text:p text:style-name="Preformatted_20_Text">template &lt;class T&gt;</text:p>
      <text:p text:style-name="Preformatted_20_Text">future&lt;T&gt; make_ready_future(remove_reference&lt;T&gt; const&amp; x) noexcept;</text:p>
      <text:p text:style-name="Preformatted_20_Text">template &lt;class T&gt;</text:p>
      <text:p text:style-name="Preformatted_20_Text">future&lt;T&gt; make_ready_future(remove_reference&lt;T&gt; &amp;&amp; x) noexcept;</text:p>
      <text:p text:style-name="Preformatted_20_Text">template &lt;class T, class ...Args&gt;</text:p>
      <text:p text:style-name="Preformatted_20_Text">future&lt;T&gt; make_ready_future(Args&amp;&amp; ...args) noexcept;</text:p>
      <text:p text:style-name="P14"/>
      <text:p text:style-name="P14">Replace the make_exceptional_future declaration in [header.future.synop] by </text:p>
      <text:p text:style-name="Preformatted_20_Text">template &lt;class T&gt;</text:p>
      <text:p text:style-name="Preformatted_20_Text">future&lt;T&gt; make_exceptional_future(exception_ptr p) noexcept;</text:p>
      <text:p text:style-name="Preformatted_20_Text">template &lt;class T, class E&gt;</text:p>
      <text:p text:style-name="Preformatted_20_Text">future&lt;T&gt; make_exceptional_future(E e) noexcept;</text:p>
      <text:p text:style-name="Preformatted_20_Text">template &lt;class T, class E, class ...Args&gt;</text:p>
      <text:p text:style-name="Preformatted_20_Text">future&lt;T&gt; make_exceptional_future(Args&amp;&amp; ...args) noexcept;</text:p>
      <text:h text:style-name="Heading_20_2" text:outline-level="2">Class template promise</text:h>
      <text:p text:style-name="Text_20_body"><text:span text:style-name="T1">Replace </text:span>[futures.promise] the following declaration</text:p>
      <text:p text:style-name="Text_20_body"/>
      <text:p text:style-name="Preformatted_20_Text"><text:soft-page-break/>void promise::set_value(const R&amp; r);</text:p>
      <text:p text:style-name="Preformatted_20_Text">void promise::set_value(const R&amp;&amp; r);</text:p>
      <text:p text:style-name="Preformatted_20_Text">template &lt;class ...Args&gt;</text:p>
      <text:p text:style-name="Preformatted_20_Text">void promise::set_value(Args&amp;&amp; ...args);</text:p>
      <text:p text:style-name="Preformatted_20_Text">template &lt;class U, class... Args&gt;</text:p>
      <text:p text:style-name="P24">void promise::set_value(initializer_list&lt;U&gt;, Args&amp;&amp;...);</text:p>
      <text:p text:style-name="P24">void promise&lt;R&amp;&gt;::set_value(R&amp; r);</text:p>
      <text:p text:style-name="Preformatted_20_Text">void promise&lt;void&gt;::set_value();</text:p>
      <text:p text:style-name="Preformatted_20_Text"/>
      <text:p text:style-name="P14"><text:span text:style-name="Emphasis"><text:tab/>Requires: is_constructible&lt;R, initializer_list&lt;U&gt;&amp;, Args&amp;&amp;...&gt;</text:span></text:p>
      <text:p text:style-name="P13"><text:span text:style-name="T5">Effects</text:span><text:span text:style-name="T1">: atomically stores the value </text:span><text:span text:style-name="T7">r</text:span><text:span text:style-name="T1">, </text:span><text:span text:style-name="T7">r</text:span><text:span text:style-name="T1">, <text:s/></text:span><text:span text:style-name="T7">R{forward&lt;Args&gt;(args)...), r</text:span><text:span text:style-name="T1"> and nothing respectively in the shared state and makes that state ready.</text:span></text:p>
      <text:p text:style-name="P13"><text:span text:style-name="Source_20_Text"><text:span text:style-name="T5">Postconditions: </text:span></text:span><text:span text:style-name="Emphasis"><text:span text:style-name="T10">this</text:span></text:span><text:span text:style-name="Emphasis"><text:span text:style-name="T6"> contains a value.</text:span></text:span></text:p>
      <text:p text:style-name="P13"><text:span text:style-name="T5">Throws</text:span><text:span text:style-name="T1"> and </text:span><text:span text:style-name="T5">Error conditions</text:span><text:span text:style-name="T1"> as before</text:span></text:p>
      <text:p text:style-name="Preformatted_20_Text">void set_exception(exception_ptr p);</text:p>
      <text:p text:style-name="Preformatted_20_Text">template &lt;class E&gt;</text:p>
      <text:p text:style-name="Preformatted_20_Text">void set_exception(E e);</text:p>
      <text:p text:style-name="Preformatted_20_Text">template &lt;class E, class ...Args&gt;</text:p>
      <text:p text:style-name="Preformatted_20_Text">void set_exception(Args&amp;&amp; ...args);</text:p>
      <text:p text:style-name="P14"/>
      <text:p text:style-name="P14"><text:span text:style-name="Emphasis"><text:tab/>Requires: is_constructible&lt;R, initializer_list&lt;U&gt;&amp;, Args&amp;&amp;...&gt;</text:span></text:p>
      <text:p text:style-name="P12"><text:span text:style-name="T13">Effects</text:span>: atomically stores the exception pointer <text:span text:style-name="T7">p</text:span> , <text:span text:style-name="T7">e</text:span>, <text:span text:style-name="T7">E{args}</text:span> respectively in the shared state and makes that state ready. </text:p>
      <text:p text:style-name="P12"><text:span text:style-name="Source_20_Text"><text:span text:style-name="T5">Postconditions</text:span></text:span><text:span text:style-name="Source_20_Text"><text:span text:style-name="T1">: </text:span></text:span><text:span text:style-name="Emphasis"><text:span text:style-name="T10">this</text:span></text:span><text:span text:style-name="Emphasis"><text:span text:style-name="T15"> contains an exception.</text:span></text:span></text:p>
      <text:p text:style-name="P12"><text:span text:style-name="Emphasis"><text:span text:style-name="T13">Throws</text:span></text:span><text:span text:style-name="Emphasis"><text:span text:style-name="T15"> and </text:span></text:span><text:span text:style-name="Emphasis"><text:span text:style-name="T13">Error conditions</text:span></text:span><text:span text:style-name="Emphasis"><text:span text:style-name="T15"> as before</text:span></text:span></text:p>
      <text:h text:style-name="Heading_20_2" text:outline-level="2">Function template make_ready_future <text:s/></text:h>
      <text:p text:style-name="P14">Add to [futures.make_ready_future] the following</text:p>
      <text:p text:style-name="Preformatted_20_Text">template &lt;class T&gt;</text:p>
      <text:p text:style-name="Preformatted_20_Text">future&lt;T&gt; make_ready_future(remove_reference&lt;T&gt; const&amp; v) noexcept;</text:p>
      <text:p text:style-name="Preformatted_20_Text">template &lt;class T&gt;</text:p>
      <text:p text:style-name="Preformatted_20_Text">future&lt;T&gt; make_ready_future(remove_reference&lt;T&gt; &amp;&amp; r) noexcept;</text:p>
      <text:p text:style-name="Preformatted_20_Text">template &lt;class T, class ...Args&gt;</text:p>
      <text:p text:style-name="Preformatted_20_Text">future&lt;T&gt; make_ready_future(Args&amp;&amp; ...args) noexcept;</text:p>
      <text:p text:style-name="P6"/>
      <text:p text:style-name="P11"><text:span text:style-name="T5">Effects</text:span><text:span text:style-name="T7">: </text:span>The function creates a shared state immediately ready emplacing the <text:span text:style-name="T7">T</text:span> with <text:span text:style-name="T7">x</text:span> for the first overload, <text:span text:style-name="T7">forward&lt;T&gt;(r)</text:span> for the second and <text:span text:style-name="T7">T{args...}</text:span> for the third. </text:p>
      <text:p text:style-name="P22"><text:span text:style-name="T13">Returns</text:span>: A future associated with that shared state. </text:p>
      <text:p text:style-name="P12"><text:span text:style-name="Source_20_Text"><text:span text:style-name="T5">Postconditions: </text:span></text:span><text:span text:style-name="Emphasis"><text:span text:style-name="T15">The returned future contains a value.</text:span></text:span></text:p>
      <text:h text:style-name="Heading_20_2" text:outline-level="2">Function template make_exceptional_future <text:s/></text:h>
      <text:p text:style-name="P14">Add to [futures.make_exceptional_future] the following</text:p>
      <text:p text:style-name="P4">template &lt;class T&gt;</text:p>
      <text:p text:style-name="P4">future&lt;T&gt; make_exceptional_future(exception_ptr ex);</text:p>
      <text:p text:style-name="P4">template &lt;class T, class E&gt;</text:p>
      <text:p text:style-name="P4"><text:soft-page-break/>future&lt;T&gt; make_exceptional_future(E e);</text:p>
      <text:p text:style-name="P4">template &lt;class T, class E, class ...Args&gt;</text:p>
      <text:p text:style-name="P4">future&lt;T&gt; make_exceptional_future(Args&amp;&amp; ...args);</text:p>
      <text:p text:style-name="P4"/>
      <text:p text:style-name="P11"><text:span text:style-name="T5">Effects</text:span><text:span text:style-name="T7">: </text:span>The function creates a shared state immediately ready emplacing the <text:span text:style-name="T7">exception_ptr</text:span> with <text:span text:style-name="T7">p</text:span> for the first overload, <text:span text:style-name="T7">e</text:span> for the second and <text:span text:style-name="T7">E{args...}</text:span> for the third. </text:p>
      <text:p text:style-name="P11"><text:span text:style-name="T13">Returns</text:span>: A future associated with that shared state. </text:p>
      <text:p text:style-name="P12"><text:span text:style-name="Source_20_Text"><text:span text:style-name="T5">Postconditions: </text:span></text:span><text:span text:style-name="Emphasis"><text:span text:style-name="T15">The returned future contains a value.</text:span></text:span></text:p>
      <text:h text:style-name="Heading_20_1" text:outline-level="1">Implementation</text:h>
      <text:p text:style-name="Text_20_body">[Boost.Thread] contains an implementation of the future interface. However the exception_ptr emplace factory has not been implemented yet.</text:p>
      <text:h text:style-name="Heading_20_1" text:outline-level="1">Acknowledgements</text:h>
      <text:p text:style-name="P14">Many thanks to Agustín K-ballo Bergé from which I learnt the trick to implement the different overloads. </text:p>
      <text:h text:style-name="Heading_20_1" text:outline-level="1"><text:bookmark text:name="user-content-references"/>References</text:h>
      <text:p text:style-name="Text_20_body"><text:bookmark text:name="user-content-n4480"/><text:bookmark text:name="N4480"/>[N4480] N4480 - Working Draft, C++ Extensions for Library Fundamentals</text:p>
      <text:p text:style-name="Text_20_body"><text:a xlink:type="simple" xlink:href="http://www.open-std.org/jtc1/sc22/wg21/docs/papers/2015/n4480.html">http://www.open-std.org/jtc1/sc22/wg21/docs/papers/2015/n4480.html</text:a></text:p>
      <text:p text:style-name="Text_20_body">[N4480] Technical Specification for C++ Extensions for Concurrency</text:p>
      <text:p text:style-name="Text_20_body">http://www.open-std.org/jtc1/sc22/wg21/docs/papers/2015/n4538.pdf</text:p>
      <text:p text:style-name="Text_20_body">[P0032R0] P0050 – Homogeneous interface for variant, any and optional</text:p>
      <text:p text:style-name="P2"><text:a xlink:type="simple" xlink:href="http://www.open-std.org/jtc1/sc22/wg21/docs/papers/2015/p0032r0.pdf">http://www.open-std.org/jtc1/sc22/wg21/docs/papers/2015/p0032r0.pdf</text:a></text:p>
      <text:p text:style-name="Text_20_body">[Boost.Threa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T1" style:family="text">
      <style:text-properties style:font-name="Times New Roman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otet<text:tab/>Emplacing <text:span text:style-name="Source_20_Text"><text:span text:style-name="MT1"><text:s/></text:span></text:span><text:span text:style-name="Source_20_Text">future</text:span>, <text:span text:style-name="Source_20_Text">promise</text:span><text:span text:style-name="MT1"> and </text:span><text:span text:style-name="Source_20_Text">exception_ptr</text:span> <text:tab/>DXXXX 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ente Botet Escriba</meta:initial-creator>
    <meta:creation-date>2015-05-09T11:17:04</meta:creation-date>
    <dc:date>2015-10-20T19:00:37</dc:date>
    <dc:creator>Vicente Botet Escriba</dc:creator>
    <meta:editing-duration>P16DT20H42M43S</meta:editing-duration>
    <meta:editing-cycles>425</meta:editing-cycles>
    <meta:generator>OpenOffice.org/3.3$Unix OpenOffice.org_project/330m20$Build-9567</meta:generator>
    <meta:document-statistic meta:table-count="1" meta:image-count="0" meta:object-count="0" meta:page-count="7" meta:paragraph-count="192" meta:word-count="1287" meta:character-count="10034"/>
  </office:meta>
</office:document-meta>
</file>